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text-properties fo:font-weight="bold" officeooo:rsid="0015fbd6" officeooo:paragraph-rsid="0015fbd6" style:font-weight-asian="bold" style:font-weight-complex="bold"/>
    </style:style>
    <style:style style:name="P3" style:family="paragraph" style:parent-style-name="normal">
      <style:paragraph-properties fo:orphans="0" fo:widows="0"/>
    </style:style>
    <style:style style:name="P4" style:family="paragraph" style:parent-style-name="normal">
      <style:text-properties fo:font-weight="normal" style:font-weight-asian="normal" style:font-weight-complex="normal"/>
    </style:style>
    <style:style style:name="P5" style:family="paragraph" style:parent-style-name="normal">
      <style:text-properties fo:font-weight="normal" officeooo:rsid="0015fbd6" officeooo:paragraph-rsid="0015fbd6" style:font-weight-asian="normal" style:font-weight-complex="normal"/>
    </style:style>
    <style:style style:name="P6" style:family="paragraph" style:parent-style-name="normal">
      <style:text-properties fo:font-size="15pt" fo:font-weight="bold" officeooo:rsid="00136e71" officeooo:paragraph-rsid="00136e71" style:font-weight-asian="bold" style:font-weight-complex="bold"/>
    </style:style>
    <style:style style:name="P7" style:family="paragraph" style:parent-style-name="normal">
      <style:paragraph-properties fo:margin-top="0.6cm" fo:margin-bottom="0.6cm" style:contextual-spacing="false" fo:line-height="100%"/>
    </style:style>
    <style:style style:name="P8" style:family="paragraph" style:parent-style-name="normal" style:list-style-name="WWNum2">
      <style:paragraph-properties fo:margin-left="1.27cm" fo:margin-right="0cm" fo:orphans="0" fo:widows="0" fo:text-indent="-0.635cm" style:auto-text-indent="false"/>
    </style:style>
    <style:style style:name="P9" style:family="paragraph" style:parent-style-name="normal" style:list-style-name="WWNum1">
      <style:paragraph-properties fo:margin-left="1.27cm" fo:margin-right="0cm" fo:orphans="0" fo:widows="0" fo:text-indent="-0.635cm" style:auto-text-indent="false"/>
      <style:text-properties fo:font-weight="normal" style:font-weight-asian="normal" style:font-weight-complex="normal"/>
    </style:style>
    <style:style style:name="P10" style:family="paragraph" style:parent-style-name="normal">
      <style:paragraph-properties fo:margin-left="1.27cm" fo:margin-right="0cm" fo:orphans="0" fo:widows="0" fo:text-indent="0cm" style:auto-text-indent="false"/>
      <style:text-properties fo:font-weight="bold" style:font-weight-asian="bold"/>
    </style:style>
    <style:style style:name="P11" style:family="paragraph" style:parent-style-name="normal">
      <style:paragraph-properties fo:margin-left="0cm" fo:margin-right="0cm" fo:orphans="0" fo:widows="0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normal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/></text:p>
      <text:p text:style-name="P6">Flutter official documentation : <text:a xlink:type="simple" xlink:href="https://flutter.dev/docs/" text:style-name="Internet_20_link" text:visited-style-name="Visited_20_Internet_20_Link"><text:span text:style-name="T6">https://flutter.dev/docs/</text:span></text:a></text:p>
      <text:p text:style-name="P2">How to create a new flutter project form VS Code ?</text:p>
      <text:p text:style-name="P2">Use command : ctrl+shift+p</text:p>
      <text:p text:style-name="P5">Then, <text:s/>select flutter new project</text:p>
      <text:p text:style-name="P5">Then, give project name &amp; save it in required folder.</text:p>
      <text:p text:style-name="P4"/>
      <text:p text:style-name="normal"><text:span text:style-name="T1"/></text:p>
      <text:p text:style-name="normal"><text:span text:style-name="T1">How to run flutter app ?</text:span></text:p>
      <text:p text:style-name="P1"/>
      <text:p text:style-name="normal"><text:span text:style-name="T1">Command : flutter run</text:span></text:p>
      <text:p text:style-name="P7">To run the app You can use this command.Before <text:span text:style-name="T2">run</text:span> this command make sure you have connected devices to run the app. Before hit flutter run command you must have connected devices.</text:p>
      <text:p text:style-name="P1"/>
      <text:p text:style-name="normal"><text:span text:style-name="T1">Command : flutter doctor </text:span></text:p>
      <text:p text:style-name="P1"/>
      <text:p text:style-name="P3">Show information about the installed tooling. </text:p>
      <text:p text:style-name="P3"/>
      <text:p text:style-name="P3"><text:a xlink:type="simple" xlink:href="https://medium.com/@sahasuthpala/important-flutter-commands-a0fe12c013d9" text:style-name="Default_20_Style" text:visited-style-name="Default_20_Style"><text:span text:style-name="T3">Basic information of flutter command</text:span></text:a></text:p>
      <text:p text:style-name="P3"/>
      <text:p text:style-name="P3"/>
      <text:p text:style-name="P3"><text:span text:style-name="T1">Challenge : </text:span></text:p>
      <text:list xml:id="list2142388684" text:style-name="WWNum2">
        <text:list-item>
          <text:p text:style-name="P8"><text:span text:style-name="T1">Flutter app is not compiling, some problem with auth.dart path either Auth.dart or auth.dart.</text:span></text:p>
        </text:list-item>
      </text:list>
      <text:p text:style-name="P10"/>
      <text:p text:style-name="P11">There are<text:span text:style-name="T2"> two build.gradle</text:span> : <text:s/>project_name &gt; android&gt; app</text:p>
      <text:list xml:id="list2635408804" text:style-name="WWNum1">
        <text:list-item>
          <text:p text:style-name="P9">Project_name &gt; <text:span text:style-name="T2">android &gt;</text:span><text:span text:style-name="T5">app</text:span><text:span text:style-name="T2">&gt;build.gradle</text:span> ( r module (app-level) Gradle file (usually android/app/build.gradle , commonly called as app level )</text:p>
        </text:list-item>
        <text:list-item>
          <text:p text:style-name="P9">Project_name &gt;<text:span text:style-name="T2"> android &gt; build.gradle </text:span>( called as root - level / project level build.gradle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12T00:25:17.616980227</dc:date>
    <meta:editing-duration>PT27M54S</meta:editing-duration>
    <meta:editing-cycles>4</meta:editing-cycles>
    <meta:generator>LibreOffice/7.1.3.2$Linux_X86_64 LibreOffice_project/7fefe725e5592600357e1894473a23e841987400</meta:generator>
    <meta:document-statistic meta:table-count="0" meta:image-count="0" meta:object-count="0" meta:page-count="1" meta:paragraph-count="16" meta:word-count="154" meta:character-count="954" meta:non-whitespace-character-count="814"/>
  </office:meta>
</office:document-meta>
</file>